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margin-left="0.4925in" fo:margin-right="0in" fo:text-align="justify" style:justify-single-word="false" fo:text-indent="0in" style:auto-text-indent="false"/>
      <style:text-properties fo:language="en" fo:country="CA"/>
    </style:style>
    <style:style style:name="P9" style:family="paragraph" style:parent-style-name="Standard" style:list-style-name="L1">
      <style:paragraph-properties fo:text-align="justify" style:justify-single-word="false"/>
      <style:text-properties fo:language="en" fo:country="CA"/>
    </style:style>
    <style:style style:name="P10" style:family="paragraph" style:parent-style-name="Standard" style:list-style-name="L2">
      <style:paragraph-properties fo:text-align="justify" style:justify-single-word="false"/>
      <style:text-properties fo:language="en" fo:country="CA"/>
    </style:style>
    <style:style style:name="P11" style:family="paragraph" style:parent-style-name="Standard" style:list-style-name="L5">
      <style:paragraph-properties fo:text-align="justify" style:justify-single-word="false"/>
      <style:text-properties fo:language="en" fo:country="CA"/>
    </style:style>
    <style:style style:name="P12" style:family="paragraph" style:parent-style-name="Standard" style:list-style-name="L2">
      <style:paragraph-properties fo:text-align="justify" style:justify-single-word="false"/>
      <style:text-properties fo:language="en" fo:country="CA" style:text-underline-style="none"/>
    </style:style>
    <style:style style:name="P13"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4"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style:text-underline-style="solid" style:text-underline-width="auto" style:text-underline-color="font-color" fo:font-weight="bold" style:font-weight-asian="bold" style:font-weight-complex="bold"/>
    </style:style>
    <style:style style:name="T10" style:family="text">
      <style:text-properties style:font-name="Courier New" fo:font-style="normal" fo:font-weight="bold" style:font-style-asian="normal" style:font-weight-asian="bold" style:font-style-complex="normal"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fo:color="#000000"/>
    </style:style>
    <style:style style:name="T18" style:family="text">
      <style:text-properties fo:background-color="#ffff00"/>
    </style:style>
    <style:style style:name="T19" style:family="text">
      <style:text-properties fo:background-color="transparent"/>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15/09/16</text:h>
      <text:h text:style-name="Heading_20_1" text:outline-level="1">Preamble</text:h>
      <text:p text:style-name="Standard"/>
      <text:p text:style-name="P1">The role of this praxis is to test transmission/reception capabilities of nodes operating in a group. The present version is just something to start with (this sentence was written for the first version and I am still reluctant to remove it). <text:span text:style-name="T11">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5<text:tab/><text:tab/> <text:s text:c="5"/>8 </text:span><text:span text:style-name="T11"><text:s/></text:span><text:span text:style-name="T7">7 <text:tab/><text:tab/><text:tab/> 0</text:span></text:p>
      <text:p text:style-name="P6"><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can be any number from 0 to 255. Bits 8-10 encode the initial setting of transmitter power (0-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19">There is no way, however, to change remotely the Network ID.</text:span></text:p>
      <text:p text:style-name="P2"/>
      <text:h text:style-name="Heading_20_1" text:outline-level="1"><text:soft-page-break/>Operation</text:h>
      <text:p text:style-name="P2"/>
      <text:p text:style-name="P2">Any node can be used to orchestrate an experiment. Such a node must be connected to UART at 9600 bps (the rate can be changed from options.sys).</text:p>
      <text:p text:style-name="P2"/>
      <text:p text:style-name="P2">When a node resets, it produces a message that looks like this:</text:p>
      <text:p text:style-name="P2"/>
      <text:p text:style-name="P5"><text:s text:c="4"/>Node: 19, NetId: F610, Channel: 6, XPower: 7, Powerup, Active</text:p>
      <text:p text:style-name="P5"><text:s text:c="4"/>Ready:</text:p>
      <text:p text:style-name="P2"/>
      <text:p text:style-name="P2">where your actual indications may differ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l</text:span> (set packet parameters):</text:p>
      <text:p text:style-name="P2"/>
      <text:p text:style-name="P2"><text:tab/><text:span text:style-name="T3">l [mindel [maxdel [minpl [maxpl [ackto]]]]]</text:span></text:p>
      <text:p text:style-name="P2"/>
      <text:p text:style-name="P2">All parameters (five unsigned numbers) are optional (the command without no arguments does nothing except for showing the current settings). The command describes the parameters of <text:span text:style-name="T1">measurement packets</text:span> to be transmitted at prescribed intervals. The command starting the actual transmission is separate (see below). Nodes receiving such measurement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text:tab/><text:span text:style-name="T3">ackto</text:span><text:tab/>the Id of node to receive ACKs for the measurement packets</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r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Having carried them out, the command shows the actual settings.</text:p>
      <text:p text:style-name="P2"/>
      <text:p text:style-name="P2">Regarding the packet length, the absolute minimum is determined by the compiled-in configuration of sensors (whose values are reported in every measurement packet). Whatever you specify for the packet length, the praxis will make sure that the actually assumed minimum is not less than the required minimum and that the assumed maximum is not less than the assumed minimum.</text:p>
      <text:p text:style-name="P2"/>
      <text:p text:style-name="P2">The layout of a measurement packet, which you don't have to know to run tests, is this (in words, <text:soft-page-break/>starting from the very beginning):</text:p>
      <text:p text:style-name="P2"/>
      <text:p text:style-name="P2"><text:tab/>NID<text:tab/><text:tab/>Network ID</text:p>
      <text:p text:style-name="P2"><text:tab/>DRI<text:tab/><text:tab/>filled by the driver with the packet's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r</text:p>
      <text:p text:style-name="P2"><text:tab/>FLG<text:tab/><text:tab/>node flags associated with the sender (xmit power level + power-down state)</text:p>
      <text:p text:style-name="P7"><text:tab/><text:span text:style-name="T17">ACT<text:tab/><text:tab/>the node to receive ACKs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and can be changed at compilation. Thus, the minimum length of a measurement packet, in bytes, including the CRC, is <text:span text:style-name="T17">16</text:span> + 2 x <text:span text:style-name="T1">N</text:span>, where <text:span text:style-name="T1">N</text:span> is the number of sensors. If your specified <text:span text:style-name="T1">minpl</text:span> is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ogram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text:span text:style-name="T15">Command </text:span><text:span text:style-name="T9">s</text:span><text:span text:style-name="T15"> (send measurement packets):</text:span></text:p>
      <text:p text:style-name="P2"/>
      <text:p text:style-name="P2"><text:tab/><text:span text:style-name="T3">s</text:span><text:span text:style-name="T3"> [count [urgent [rxofftime [predelay]]]]</text:span></text:p>
      <text:p text:style-name="P2"/>
      <text:p text:style-name="P2">The first argument gives the number of packets to be sent. If zero (or absent), it means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
      <text:p text:style-name="P2">If the third argument is nonzero, the receiver will be switched off for the specified number of PicOS milliseconds (which must be less that 65536) and then switched back again. This way you can send a bunch of packets in the OFF mode without permanently removing the node from the network (important if you can only reach the node by radio).</text:p>
      <text:p text:style-name="P2"/>
      <text:p text:style-name="P2">If the fourth argument is nonzero, it specifies the initial delay (in PicOS milliseconds) before sending the first packet (this may be useful when the command is issued remotely – see below). Normally the first packet is sent immediately: the delay specification of the <text:span text:style-name="T3">l</text:span> command only applies to subsequent packets.</text:p>
      <text:p text:style-name="P2"/>
      <text:p text:style-name="P2"><text:soft-page-break/>The first thing a node does when it receives a measurement packet is counting it. If this is the first time the node hears from this particular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
      <text:p text:style-name="P2">Having counted the packet, the node checks is the ACT field in the packet is nonzero. If this is the case, the node sends an ACK to the node indicated by the field. The ACK includes:</text:p>
      <text:p text:style-name="P2"/>
      <text:list xml:id="list6224701851278737736" text:style-name="L1">
        <text:list-item>
          <text:p text:style-name="P9">the identity of the sender and the recipient</text:p>
        </text:list-item>
        <text:list-item>
          <text:p text:style-name="P9">the packet's serial number (as inserted by the sender)</text:p>
        </text:list-item>
        <text:list-item>
          <text:p text:style-name="P9">the packet's length</text:p>
        </text:list-item>
        <text:list-item>
          <text:p text:style-name="P9">the power level setting at the packet's sender</text:p>
        </text:list-item>
        <text:list-item>
          <text:p text:style-name="P9">the RSSI at which the packet was received</text:p>
        </text:list-item>
        <text:list-item>
          <text:p text:style-name="P9">the LQI (link quality indication) at which the packet was received</text:p>
        </text:list-item>
      </text:list>
      <text:p text:style-name="P2"/>
      <text:p text:style-name="P2">A node receiving an ACK for a measurement packet will show it on the UART in a line of text looking like this:</text:p>
      <text:p text:style-name="P2"/>
      <text:p text:style-name="P2"><text:span text:style-name="T3"><text:tab/>MAK S:19</text:span><text:span text:style-name="T3">, T:16, N:45, L:58, P:7, R:101, Q:0</text:span></text:p>
      <text:p text:style-name="P2"/>
      <text:p text:style-name="P2">where S and T are the packet's sender and recipient, respectively, N is the serial number, L is the length, P is the transmission power, R is the RSSI, and Q is the LQI.</text:p>
      <text:p text:style-name="P2"/>
      <text:p text:style-name="P2">If the ACT field of a received measurement packet specifies the recipient node, i.e., the node receiving the packet, the recipient will show the contents of the ACK directly on its UART, instead of sending an ACK packet to itself.</text:p>
      <text:p text:style-name="P2"/>
      <text:p text:style-name="P3">Command <text:span text:style-name="T3">q</text:span> (stopping transmission):</text:p>
      <text:p text:style-name="P2"/>
      <text:p text:style-name="P2">The node's transmitter can be stopped with this command:</text:p>
      <text:p text:style-name="P2"/>
      <text:p text:style-name="P2"><text:tab/><text:span text:style-name="T3">q</text:span></text:p>
      <text:p text:style-name="P2"/>
      <text:p text:style-name="P2">It can also be used to stop (abort) a collection of PATABLE statistics in progress (see command <text:span text:style-name="T3">t</text:span> below).</text:p>
      <text:p text:style-name="P2"/>
      <text:p text:style-name="P3">Command <text:span text:style-name="T3">r</text:span> (measurement report):</text:p>
      <text:p text:style-name="P2"/>
      <text:p text:style-name="P2">By executing this command, you can obtain a report from the current node (this report will be written to the UART):</text:p>
      <text:p text:style-name="P2"/>
      <text:p text:style-name="P2"><text:tab/><text:span text:style-name="T3">r </text:span><text:span text:style-name="T8">c</text:span></text:p>
      <text:p text:style-name="P2"/>
      <text:p text:style-name="P2">The argument is an optional number interpreted as a Boolean value. If nonzero, the command will clear the counters after extracting them. </text:p>
      <text:p text:style-name="P2"/>
      <text:p text:style-name="P2">For example, you may see something this:</text:p>
      <text:p text:style-name="P2"><text:soft-page-break/></text:p>
      <text:p text:style-name="P5"><text:tab/>Stats (local) ch = 0):</text:p>
      <text:p text:style-name="P5"><text:tab/>Mem: 4130 4051 78</text:p>
      <text:p text:style-name="P5"><text:tab/>Sent: 3576</text:p>
      <text:p text:style-name="P5"><text:tab/>Received from: 19: 2491</text:p>
      <text:p text:style-name="P5"><text:tab/>Received from: 20: 3387</text:p>
      <text:p text:style-name="P5"><text:tab/>Received from: 22: 831</text:p>
      <text:p text:style-name="P5"><text:tab/>Driver stats: 576, 573, 1311, 0, 0, 83</text:p>
      <text:p text:style-name="P5"><text:tab/>Ready:</text:p>
      <text:p text:style-name="P2"/>
      <text:p text:style-name="P2">The header lists the current channel number followed by memory information: the current amount of free memory on the heap, the smallest amount registered so far, and the minimum unused portion of the stack (all values in words).</text:p>
      <text:p text:style-name="P2"/>
      <text:p text:style-name="P2">The value at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the six numbers produced by querying the PHY with PHYSOPT_ERROR. They stand for, in this order:</text:p>
      <text:p text:style-name="P2"/>
      <text:list xml:id="list6103262572494463662" text:style-name="L2">
        <text:list-item>
          <text:p text:style-name="P10">The total number of activations of the receiver. This happens whenever the device thinks it perceives something looking like a packet. This counter wraps around at 64K. When that happens, the next counter is automatically zeroed out.</text:p>
          <text:p text:style-name="P10"/>
        </text:list-item>
        <text:list-item>
          <text:p text:style-name="P10">The total number of packets that have been correctly received and passed to TCV/VNETI. Note that this can never be more than the previous value. Also note that with hardware CRC and the AUTOFLUSH option on, the two values will always be the same.</text:p>
          <text:p text:style-name="P10"/>
        </text:list-item>
        <text:list-item>
          <text:p text:style-name="P12">The total number of packets submitted for transmission.</text:p>
          <text:p text:style-name="P10"/>
        </text:list-item>
        <text:list-item>
          <text:p text:style-name="P12">The total number of packets that were submitted for transmission and exceeded the limit on the number of transmission attempts on LBT failures. [Note: such packets are not dropped in the present version, but rather resubmitted for transmission resetting the LBT procedure.]</text:p>
          <text:p text:style-name="P10"/>
        </text:list-item>
        <text:list-item>
          <text:p text:style-name="P10">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10"/>
        </text:list-item>
        <text:list-item>
          <text:p text:style-name="P10">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text:soft-page-break/></text:p>
      <text:p text:style-name="P2"><text:tab/><text:span text:style-name="T3">c</text:span></text:p>
      <text:p text:style-name="P2"/>
      <text:p text:style-name="P2">It zeroes out all packet counters, as well as the driver statistics. Note that, e.g.,</text:p>
      <text:p text:style-name="P2"/>
      <text:p text:style-name="P2"><text:tab/><text:span text:style-name="T3">r 1</text:span></text:p>
      <text:p text:style-name="P2"/>
      <text:p text:style-name="P2">also zeroes the counters (having shown their last values).</text:p>
      <text:p text:style-name="P2"/>
      <text:p text:style-name="P2"><text:span text:style-name="T15">Command </text:span><text:span text:style-name="T9">v</text:span><text:span text:style-name="T15"> (viewing measurement packets):</text:span></text:p>
      <text:p text:style-name="P2"/>
      <text:p text:style-name="P2"><text:tab/><text:span text:style-name="T3">v [</text:span><text:span text:style-name="T8">f</text:span><text:span text:style-name="T10">]</text:span></text:p>
      <text:p text:style-name="P2"/>
      <text:p text:style-name="P2">will switch on (or off) reports on measurement packets. The argument is an unsigned integer whose only bits 0 and 1 are interpreted (i.e., the value is assumed to be between 0 and 3). The meaning is:</text:p>
      <text:p text:style-name="P2"/>
      <text:p text:style-name="P8">0 – switch off the reports</text:p>
      <text:p text:style-name="P8">1 – show all outgoing measurement packets</text:p>
      <text:p text:style-name="P8">2 – show all incoming (received) measurement packets</text:p>
      <text:p text:style-name="P8">3 – show both outgoing as well as incoming measurement packets</text:p>
      <text:p text:style-name="P2"/>
      <text:p text:style-name="P2">The absence of argument is equivalent to 2.</text:p>
      <text:p text:style-name="P2"/>
      <text:p text:style-name="P2">An outgoing packet is shown as:</text:p>
      <text:p text:style-name="P2"/>
      <text:p text:style-name="P5"><text:tab/>-&gt;N:45, L:58, P:7, M:U, V:2365,234,0,1</text:p>
      <text:p text:style-name="P2"/>
      <text:p text:style-name="P2">and an incoming one is shown as</text:p>
      <text:p text:style-name="P2"/>
      <text:p text:style-name="P2"><text:tab/><text:span text:style-name="T3">&lt;-S:19</text:span><text:span text:style-name="T3">, D:007F, N:45, L:58, P:7, R:101, Q:0, M:U, V:2365,234,0,1</text:span></text:p>
      <text:p text:style-name="P2"/>
      <text:p text:style-name="P2">S is the Node ID of the sender, D is the backoff suffered by the packet in PicOS milliseconds, N is the serial number of the packet (incremented by one for each subsequent packet transmitted in a series), L is the total length of the received packet, including the CRC. P is the transmission power used by the sender, R is the RSSI reading at the receiver, and Q is the LQI. M tells the power-down/power-up status of the sender (U means up, D means down). The remaining values show the sensor readings, if any. All values except D are in decimal. Note that stuffed words filled with random contents are not displayed.</text:p>
      <text:p text:style-name="P2"/>
      <text:p text:style-name="P2"><text:span text:style-name="T15">Command </text:span><text:span text:style-name="T9">n</text:span><text:span text:style-name="T15"> (cancelling packet viewing):</text:span></text:p>
      <text:p text:style-name="P2"/>
      <text:p text:style-name="P2">This command:</text:p>
      <text:p text:style-name="P2"/>
      <text:p text:style-name="P2"><text:tab/><text:span text:style-name="T3">n</text:span></text:p>
      <text:p text:style-name="P2"/>
      <text:p text:style-name="P2">is equivalent to <text:span text:style-name="T1">v 0</text:span> and exists for compatibility with the previous version.</text:p>
      <text:p text:style-name="P2"/>
      <text:p text:style-name="P2"><text:span text:style-name="T15">Command </text:span><text:span text:style-name="T9">d</text:span><text:span text:style-name="T15"> (putting the node in power-down mode):</text:span></text:p>
      <text:p text:style-name="P2"/>
      <text:p text:style-name="P2"><text:soft-page-break/>This command:</text:p>
      <text:p text:style-name="P2"/>
      <text:p text:style-name="P2"><text:tab/><text:span text:style-name="T3">d</text:span></text:p>
      <text:p text:style-name="P2"/>
      <text:p text:style-name="P2">puts the node into power-down mode.</text:p>
      <text:p text:style-name="P2"/>
      <text:p text:style-name="P2"><text:span text:style-name="T15">Command </text:span><text:span text:style-name="T9">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9">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pan text:style-name="T15">Command </text:span><text:span text:style-name="T9">m</text:span><text:span text:style-name="T15"> (changing the contents of CC1100 registers):</text:span></text:p>
      <text:p text:style-name="P2"/>
      <text:p text:style-name="P2">When compiled properly [<text:span text:style-name="T13">#define RADIO_OPTIONS ( ... + 0x40 ...)</text:span>], the CC1100 driver allows you to specify an argument to PHYSOPT_RESET viewed as a list of pairs: register number, new value. This way the praxis can modify (in principle any) writable registers of the chip. With this command:</text:p>
      <text:p text:style-name="P2"/>
      <text:p text:style-name="P2"><text:tab/><text:span text:style-name="T3">m </text:span><text:span text:style-name="T8">reg1 val1 ... regn val4</text:span></text:p>
      <text:p text:style-name="P2"/>
      <text:p text:style-name="P2">you can modify the contents of the indicated registers. The arguments are byte-sized hexadecimal values. Their total number must be even. The first value gives the register number, the second its new content.</text:p>
      <text:p text:style-name="P3"/>
      <text:p text:style-name="P3">Command P (repeating a command periodically):</text:p>
      <text:p text:style-name="P2"/>
      <text:p text:style-name="P2">This command:</text:p>
      <text:p text:style-name="P2"/>
      <text:p text:style-name="P2"><text:tab/><text:span text:style-name="T3">P </text:span><text:span text:style-name="T8">interval</text:span><text:span text:style-name="T3"> </text:span><text:span text:style-name="T8">cmnd</text:span></text:p>
      <text:p text:style-name="P2"/>
      <text:p text:style-name="P2">where interval is a number of seconds, will periodically issue command <text:span text:style-name="T3">cmnd</text:span> at the specified intervals. For example,</text:p>
      <text:p text:style-name="P2"/>
      <text:p text:style-name="P2"><text:tab/><text:span text:style-name="T3">P 60 r 1</text:span></text:p>
      <text:p text:style-name="P2"/>
      <text:p text:style-name="P2">will produce a report every minute and zero out the counters. At most one <text:span text:style-name="T3">P</text:span> can be active at a time. This command:</text:p>
      <text:p text:style-name="P2"/>
      <text:p text:style-name="P2"><text:soft-page-break/><text:tab/><text:span text:style-name="T3">Q</text:span></text:p>
      <text:p text:style-name="P2"/>
      <text:p text:style-name="P2">cancels the last <text:span text:style-name="T3">P</text:span>.</text:p>
      <text:p text:style-name="P2"/>
      <text:p text:style-name="P3">Commands <text:span text:style-name="T3">f</text:span> and <text:span text:style-name="T3">g</text:span> (switching the receiver off and on):</text:p>
      <text:p text:style-name="P2"/>
      <text:p text:style-name="P2">This command:</text:p>
      <text:p text:style-name="P2"/>
      <text:p text:style-name="P2"><text:tab/><text:span text:style-name="T3">f [wor]</text:span></text:p>
      <text:p text:style-name="P2"/>
      <text:p text:style-name="P2">when issued without an argument or with zero, switches off the node's receiver (rendering the node dumb to measurement packets and remote commands – see below). The node can still transmit. If the argument is nonzero, the command puts the node into WOR mode. The <text:span text:style-name="T3">f</text:span> command cannot be issued remotely (see below).</text:p>
      <text:p text:style-name="P2"/>
      <text:p text:style-name="P2">You can switch the receiver back on (and also exit the WOR mode) with:</text:p>
      <text:p text:style-name="P2"/>
      <text:p text:style-name="P2"><text:tab/><text:span text:style-name="T3">g</text:span></text:p>
      <text:p text:style-name="P2"/>
      <text:p text:style-name="P3">Command w (modifying WOR parameters):</text:p>
      <text:p text:style-name="P3"/>
      <text:p text:style-name="P4"><text:tab/><text:span text:style-name="T3">w</text:span><text:span text:style-name="T3"> [pre [idle [evt0 [rxtime [pqt [rssit [evt1]]]]]]]</text:span></text:p>
      <text:p text:style-name="P2"/>
      <text:p text:style-name="P2">When compiled with the WOR option [<text:span text:style-name="T14">#define RADIO_WOR_MODE 1 </text:span><text:span text:style-name="T16">and</text:span><text:span text:style-name="T14"> </text:span><text:span text:style-name="T13">#define RADIO_OPTIONS ( ... + 0x20 ...)</text:span>], the CC1100 driver allows you to issue a PHYSOPT_SETPARAMS request to modify WOR parameters. A missing parameter resumes its default value, in particular <text:span text:style-name="T3">w</text:span> without any arguments reverts WOR to its default settings. The arguments are byte-sized values interpreted as (in this order):</text:p>
      <text:p text:style-name="P2"/>
      <text:list xml:id="list3246981932766854755" text:style-name="L3">
        <text:list-header>
          <text:p text:style-name="P13">RADIO_WOR_PREAMBLE_TIME <text:s/>rounded to full seconds (e.g., 5 → 5120)</text:p>
        </text:list-header>
      </text:list>
      <text:list xml:id="list7014108266100346066" text:style-name="L4">
        <text:list-header>
          <text:p text:style-name="P14">RADIO_WOR_IDLE_TIMEOUT rounded to full seconds.</text:p>
          <text:p text:style-name="P14">WOR_EVT0_TIME</text:p>
          <text:p text:style-name="P14">WOR_RX_TIME</text:p>
          <text:p text:style-name="P14">WOR_PQ_THR</text:p>
          <text:p text:style-name="P14">WOR_RSSI_THR</text:p>
          <text:p text:style-name="P15">WOR_EVT1_TIME</text:p>
        </text:list-header>
      </text:list>
      <text:p text:style-name="P3"/>
      <text:p text:style-name="P2"><text:span text:style-name="T15">Command </text:span><text:span text:style-name="T9">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text:soft-page-break/>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00</text:span><text:span text:style-name="T8">xx</text:span><text:span text:style-name="T3">, </text:span><text:span text:style-name="T8">rrr</text:span><text:span text:style-name="T3">, </text:span><text:span text:style-name="T8">cc, lqc, maxlq</text:span></text:p>
      <text:p text:style-name="P2"/>
      <text:p text:style-name="P2">where <text:span text:style-name="T8">xx</text:span> is the PATABLE setting in hexadecimal, <text:span text:style-name="T8">rrr</text:span> is the averaged RSSI reading, and <text:span text:style-name="T8">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the 16 retries per sample). The last two values in the output line refer to the link quality indication (which is a reception parameter returned along with the RSSI). Thus <text:span text:style-name="T8">lqc</text:span> is the number of cases (samples) where LQI was found to be nonzero (it is a number between 0 and 127) and <text:span text:style-name="T8">maxlq</text:span> is the maximum LQI value among the samples that have contributed to the reading.</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text:span text:style-name="T15">Remote commands (</text:span><text:span text:style-name="T9">S</text:span><text:span text:style-name="T15">):</text:span></text:p>
      <text:p text:style-name="P2"/>
      <text:p text:style-name="P2">The interesting bit is that you can issue practically any of the above commands addressing it to a remote node (similar to Wlodek's old “remote command execution”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5"><text:tab/>S 19 l 512 4096 44 58</text:p>
      <text:p text:style-name="P5"><text:tab/>S 19 s 1000</text:p>
      <text:p text:style-name="P5"><text:tab/>S 23 d<text:tab/><text:tab/><text:tab/><text:tab/><text:span text:style-name="T12">[putting node 23 into power-down mode]</text:span></text:p>
      <text:p text:style-name="P5"><text:tab/>S 19 q</text:p>
      <text:p text:style-name="P5"><text:tab/>S 25 p 6</text:p>
      <text:p text:style-name="P5"><text:tab/>S 21 m 1C 01 24 1F</text:p>
      <text:p text:style-name="P5"><text:tab/>S 24 v</text:p>
      <text:p text:style-name="P2"><text:soft-page-break/></text:p>
      <text:p text:style-name="P2">The last one may make little sense, as the reports about received packets will be shown on the target node's UART, but is legit. You can also say something like this:</text:p>
      <text:p text:style-name="P2"/>
      <text:p text:style-name="P2"><text:tab/><text:span text:style-name="T3">S 19 S 24 s 8000 1</text:span></text:p>
      <text:p text:style-name="P2"/>
      <text:p text:style-name="P2">It may not be very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
      <text:p text:style-name="P2">Having received a command, the recipient responds with an ACK, which, gives the sender some indication of success/failure. For example, you may see something like this:</text:p>
      <text:p text:style-name="P2"/>
      <text:p text:style-name="P5"><text:tab/>Ready:</text:p>
      <text:p text:style-name="P5"><text:tab/>S 19 d</text:p>
      <text:p text:style-name="P5"><text:tab/>Ready:</text:p>
      <text:p text:style-name="P5"><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this:</text:p>
      <text:p text:style-name="P2"/>
      <text:p text:style-name="P5"><text:tab/>Ready:</text:p>
      <text:p text:style-name="P5"><text:tab/>S 233 d</text:p>
      <text:p text:style-name="P5"><text:tab/>Ready:</text:p>
      <text:p text:style-name="P5"><text:tab/>Timeout reaching 233</text:p>
      <text:p text:style-name="P2"/>
      <text:p text:style-name="P2"><text:soft-page-break/>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4885952475116161730" text:style-name="L5">
        <text:list-item>
          <text:p text:style-name="P11">formal error (probably cannot happen)</text:p>
        </text:list-item>
        <text:list-item>
          <text:p text:style-name="P11">no memory to acquire packet</text:p>
        </text:list-item>
        <text:list-item>
          <text:p text:style-name="P11">node busy with a previous command</text:p>
        </text:list-item>
        <text:list-item>
          <text:p text:style-name="P11">command syntax error</text:p>
        </text:list-item>
        <text:list-item>
          <text:p text:style-name="P11">node out of memory (umalloc failure)</text:p>
        </text:list-item>
        <text:list-item>
          <text:p text:style-name="P11">no room to run more threads</text:p>
        </text:list-item>
        <text:list-item>
          <text:p text:style-name="P11">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5"><text:tab/>Ready:</text:p>
      <text:p text:style-name="P5"><text:tab/>OK from 19:</text:p>
      <text:p text:style-name="P5"><text:tab/>Stats of node 19:</text:p>
      <text:p text:style-name="P5"><text:tab/>Sent: 2108</text:p>
      <text:p text:style-name="P5"><text:tab/>Received from 17: 3908</text:p>
      <text:p text:style-name="P5"><text:tab/>Received from 18: 2201</text:p>
      <text:p text:style-name="P5"><text:tab/>Driver stats: 6001, 4, 2, 1</text:p>
      <text:p text:style-name="P2"/>
      <text:p text:style-name="P2">This way you can conveniently collect all reports in one place.</text:p>
      <text:p text:style-name="P2"/>
      <text:p text:style-name="P2">Please note that the range of packet counters is 65535. There is little sense, e.g., to leave an experiment overnigh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text:soft-page-break/>which is normal.</text:p>
      <text:p text:style-name="P2"/>
      <text:p text:style-name="P3">Debugging commands</text:p>
      <text:p text:style-name="P2"/>
      <text:p text:style-name="P2">There is a single command, <text:span text:style-name="T1">z</text:span>, whose purpose is to cover auxiliary commands, e.g., useful for debugging, whose population may grow as needed. This is what we have at present:</text:p>
      <text:p text:style-name="P2"/>
      <text:p text:style-name="P2"><text:tab/><text:span text:style-name="T3">ztm </text:span><text:span text:style-name="T8">d n</text:span></text:p>
      <text:p text:style-name="P5"><text:tab/>ztu <text:span text:style-name="T1">d n</text:span></text:p>
      <text:p text:style-name="P2"/>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
      <text:p text:style-name="P2"><text:tab/><text:span text:style-name="T3">ztm 1000 3</text:span></text:p>
      <text:p text:style-name="P2"/>
      <text:p text:style-name="P2">may look like this:</text:p>
      <text:p text:style-name="P2"/>
      <text:p text:style-name="P2"><text:tab/><text:span text:style-name="T3">ZTM: 1000, 3 -&gt; 3</text:span></text:p>
      <text:p text:style-name="P2"/>
      <text:p text:style-name="P2">The letter <text:span text:style-name="T1">m</text:span> can be dropped, i.e., <text:span text:style-name="T1">zt</text:span> is equivalent to <text:span text:style-name="T1">ztm</text:span>.</text:p>
      <text:p text:style-name="P2"/>
      <text:p text:style-name="P5"><text:tab/>zrb <text:span text:style-name="T1">a</text:span></text:p>
      <text:p text:style-name="P5"><text:tab/>zrw <text:span text:style-name="T1">a</text:span></text:p>
      <text:p text:style-name="P2"/>
      <text:p text:style-name="P2">The command <text:s/>reads a byte or word, respectively, from the memory location <text:span text:style-name="T1">a</text:span>, which must be specified in hex, and prints the its content (both in hex and in decimal).</text:p>
      <text:p text:style-name="P2"/>
      <text:p text:style-name="P5"><text:tab/>zwb <text:span text:style-name="T1">a v</text:span></text:p>
      <text:p text:style-name="P5"><text:tab/>zww <text:span text:style-name="T1">a v</text:span></text:p>
      <text:p text:style-name="P2"/>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2"/>
      <text:p text:style-name="P3">A sample experiment:</text:p>
      <text:p text:style-name="P1"/>
      <text:p text:style-name="P2">Compile the praxis:</text:p>
      <text:p text:style-name="P2"/>
      <text:p text:style-name="P5"><text:tab/>cd PICOS/PicOS/Apps/VUEE/RFTEST</text:p>
      <text:p text:style-name="P5"><text:tab/>mkmk WARSAW_ILS</text:p>
      <text:p text:style-name="P5"><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text:soft-page-break/></text:p>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h text:style-name="Heading_20_1" text:outline-level="1">CHRONOS</text:h>
      <text:p text:style-name="P2">The praxis can also be used with CHRONOS in a UART-less mode with some commands mapped to the buttons. When compiling for CHRONOS, keep in mind that the values of CHRONOS's sensors cannot be directly dumped in measurement packets, because they are compound (take more than one word), so make sure to set NUMBER_OF_SENSORS to 0 (options.sys in the praxis directory does that as a matter of default).</text:p>
      <text:p text:style-name="P2"/>
      <text:p text:style-name="P2">All the standard configuration options derived from the HOST_ID prefix also apply to CHRONOS. When started, the praxis says RFTS READY (in the display), or as close as it can possibly get. </text:p>
      <text:p text:style-name="P2"/>
      <text:p text:style-name="P2">The buttons are assigned these functions:</text:p>
      <text:p text:style-name="P2"/>
      <text:p text:style-name="P2">Button 0 (upper left) toggles between “send” (the argument-less <text:span text:style-name="T3">s</text:span> command) and “quit” (<text:span text:style-name="T3">q</text:span>). Button 1 (lower left) toggles between commands <text:span text:style-name="T3">v</text:span> and <text:span text:style-name="T3">n</text:span>. With <text:span text:style-name="T3">v</text:span>, the lower line of the LCD will be showing the serial numbers of received packets. Button 2 (upper right) toggles between <text:span text:style-name="T3">d</text:span> and <text:span text:style-name="T3">u</text:span> (switching between the power-down and power-up modes of the CPU). Button 3 (down right) circulates the RF state through: RXOFF, RXOFF+WOR, and RXON. Button 4 (middle right) toggles LCD OFF and ON. </text:p>
      <text:p text:style-name="P2"/>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09-16T14:48:08.90</dc:date>
    <meta:editing-duration>P1DT20H19M4S</meta:editing-duration>
    <meta:editing-cycles>99</meta:editing-cycles>
    <meta:generator>OpenOffice/4.1.1$Win32 OpenOffice.org_project/411m6$Build-9775</meta:generator>
    <dc:creator>Pawel Gburzynski</dc:creator>
    <meta:document-statistic meta:table-count="0" meta:image-count="0" meta:object-count="4" meta:page-count="13" meta:paragraph-count="264" meta:word-count="4494" meta:character-count="25733"/>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